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9375in"/>
    </style:style>
    <style:style style:name="Table3.B" style:family="table-column">
      <style:table-column-properties style:column-width="1.0625in"/>
    </style:style>
    <style:style style:name="Table3.C" style:family="table-column">
      <style:table-column-properties style:column-width="2.1875in"/>
    </style:style>
    <style:style style:name="Table3.E" style:family="table-column">
      <style:table-column-properties style:column-width="1.447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49"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0"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1"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2"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3"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4"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5"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6"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7"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8"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59"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0"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1"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2"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3"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4"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5"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6"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7"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8"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69"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0"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1"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2"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3"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4"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5"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6"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7"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8"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79"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0"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1"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2"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3"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4"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5"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6"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7"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8"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9"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90"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1"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2"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93"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4"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5"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6"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7"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8"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99"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00"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1"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2"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3"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4"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5"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6"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8" style:family="paragraph" style:parent-style-name="Table_20_Contents">
      <style:text-properties style:font-name="Arial" fo:font-size="11pt" officeooo:rsid="01c8c4c1" officeooo:paragraph-rsid="01c8c4c1" style:font-size-asian="9.60000038146973pt" style:font-size-complex="11pt"/>
    </style:style>
    <style:style style:name="P119" style:family="paragraph" style:parent-style-name="Table_20_Contents">
      <style:text-properties style:font-name="Arial" fo:font-size="11pt" officeooo:rsid="01ca2696" officeooo:paragraph-rsid="01ca2696" style:font-size-asian="9.60000038146973pt" style:font-size-complex="11pt"/>
    </style:style>
    <style:style style:name="P120" style:family="paragraph" style:parent-style-name="Table_20_Contents">
      <style:text-properties style:font-name="Arial" fo:font-size="11pt" officeooo:rsid="01cb9e3d" officeooo:paragraph-rsid="01cb9e3d" style:font-size-asian="9.60000038146973pt" style:font-size-complex="11pt"/>
    </style:style>
    <style:style style:name="P121" style:family="paragraph" style:parent-style-name="Table_20_Contents">
      <style:text-properties style:font-name="Arial" fo:font-size="11pt" officeooo:rsid="01cc6136" officeooo:paragraph-rsid="01cc6136" style:font-size-asian="9.60000038146973pt" style:font-size-complex="11pt"/>
    </style:style>
    <style:style style:name="P122" style:family="paragraph" style:parent-style-name="Table_20_Contents">
      <style:text-properties style:font-name="Arial" fo:font-size="11pt" officeooo:rsid="01ce6738" officeooo:paragraph-rsid="01ce6738" style:font-size-asian="9.60000038146973pt" style:font-size-complex="11pt"/>
    </style:style>
    <style:style style:name="P123"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4"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5"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6"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7"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8"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29"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0"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1"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2"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3"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4"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35"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36"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37" style:family="paragraph" style:parent-style-name="Footer">
      <style:text-properties officeooo:rsid="023e615d" officeooo:paragraph-rsid="023e615d"/>
    </style:style>
    <style:style style:name="P138" style:family="paragraph" style:parent-style-name="Table_20_Contents">
      <style:text-properties style:font-name="Arial" fo:font-size="11pt" style:font-size-asian="9.60000038146973pt" style:font-size-complex="11pt"/>
    </style:style>
    <style:style style:name="P139" style:family="paragraph" style:parent-style-name="Table_20_Contents">
      <style:text-properties style:font-name="Arial" fo:font-size="11pt" officeooo:rsid="0234f248" officeooo:paragraph-rsid="0234f248" style:font-size-asian="9.60000038146973pt" style:font-size-complex="11pt"/>
    </style:style>
    <style:style style:name="P140" style:family="paragraph" style:parent-style-name="Table_20_Contents">
      <style:text-properties style:font-name="Arial" fo:font-size="11pt" officeooo:rsid="02359322" officeooo:paragraph-rsid="02359322"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f7de3"/>
    </style:style>
    <style:style style:name="T14" style:family="text">
      <style:text-properties officeooo:rsid="0024e3ed"/>
    </style:style>
    <style:style style:name="T15" style:family="text">
      <style:text-properties officeooo:rsid="00284195"/>
    </style:style>
    <style:style style:name="T16" style:family="text">
      <style:text-properties officeooo:rsid="0029a62e"/>
    </style:style>
    <style:style style:name="T17" style:family="text">
      <style:text-properties officeooo:rsid="002c2e96"/>
    </style:style>
    <style:style style:name="T18" style:family="text">
      <style:text-properties officeooo:rsid="0036af59"/>
    </style:style>
    <style:style style:name="T19" style:family="text">
      <style:text-properties officeooo:rsid="00380696"/>
    </style:style>
    <style:style style:name="T20" style:family="text">
      <style:text-properties officeooo:rsid="0039c7a8"/>
    </style:style>
    <style:style style:name="T21" style:family="text">
      <style:text-properties officeooo:rsid="003ec621"/>
    </style:style>
    <style:style style:name="T22" style:family="text">
      <style:text-properties officeooo:rsid="00466463"/>
    </style:style>
    <style:style style:name="T23" style:family="text">
      <style:text-properties officeooo:rsid="00466705"/>
    </style:style>
    <style:style style:name="T24" style:family="text">
      <style:text-properties officeooo:rsid="0046b7a9"/>
    </style:style>
    <style:style style:name="T25" style:family="text">
      <style:text-properties style:text-underline-style="none"/>
    </style:style>
    <style:style style:name="T26" style:family="text">
      <style:text-properties style:text-underline-style="none" officeooo:rsid="00481deb"/>
    </style:style>
    <style:style style:name="T27" style:family="text">
      <style:text-properties style:text-underline-style="none" officeooo:rsid="00bac280"/>
    </style:style>
    <style:style style:name="T28" style:family="text">
      <style:text-properties style:text-underline-style="none" officeooo:rsid="00bec964"/>
    </style:style>
    <style:style style:name="T29" style:family="text">
      <style:text-properties style:text-underline-style="none" officeooo:rsid="00c21458"/>
    </style:style>
    <style:style style:name="T30" style:family="text">
      <style:text-properties style:text-underline-style="none" officeooo:rsid="00c234fb"/>
    </style:style>
    <style:style style:name="T31" style:family="text">
      <style:text-properties style:text-underline-style="none" officeooo:rsid="00c4e89e"/>
    </style:style>
    <style:style style:name="T32" style:family="text">
      <style:text-properties style:text-underline-style="none" officeooo:rsid="00cd68d3"/>
    </style:style>
    <style:style style:name="T33" style:family="text">
      <style:text-properties style:text-underline-style="none" officeooo:rsid="00d9f716"/>
    </style:style>
    <style:style style:name="T34" style:family="text">
      <style:text-properties style:text-underline-style="none" officeooo:rsid="00db1992"/>
    </style:style>
    <style:style style:name="T35" style:family="text">
      <style:text-properties style:text-underline-style="none" officeooo:rsid="00dd27d5"/>
    </style:style>
    <style:style style:name="T36" style:family="text">
      <style:text-properties style:text-underline-style="none" officeooo:rsid="00df28ee"/>
    </style:style>
    <style:style style:name="T37" style:family="text">
      <style:text-properties style:text-underline-style="none" officeooo:rsid="00e415c5"/>
    </style:style>
    <style:style style:name="T38" style:family="text">
      <style:text-properties style:text-underline-style="none" officeooo:rsid="00e4d388"/>
    </style:style>
    <style:style style:name="T39" style:family="text">
      <style:text-properties style:text-underline-style="none" officeooo:rsid="00e57952"/>
    </style:style>
    <style:style style:name="T40" style:family="text">
      <style:text-properties style:text-underline-style="none" officeooo:rsid="00e9a681"/>
    </style:style>
    <style:style style:name="T41" style:family="text">
      <style:text-properties style:text-underline-style="none" officeooo:rsid="010a8b8f"/>
    </style:style>
    <style:style style:name="T42" style:family="text">
      <style:text-properties style:text-underline-style="none" officeooo:rsid="017b1d8c"/>
    </style:style>
    <style:style style:name="T43" style:family="text">
      <style:text-properties style:text-underline-style="none" officeooo:rsid="017da15f"/>
    </style:style>
    <style:style style:name="T44" style:family="text">
      <style:text-properties style:text-underline-style="none" officeooo:rsid="017f9cc8"/>
    </style:style>
    <style:style style:name="T45" style:family="text">
      <style:text-properties style:text-underline-style="none" officeooo:rsid="01920843"/>
    </style:style>
    <style:style style:name="T46" style:family="text">
      <style:text-properties style:text-underline-style="none" officeooo:rsid="005d82b1"/>
    </style:style>
    <style:style style:name="T47" style:family="text">
      <style:text-properties style:text-underline-style="none" officeooo:rsid="022baa6e"/>
    </style:style>
    <style:style style:name="T48" style:family="text">
      <style:text-properties style:text-underline-style="none" officeooo:rsid="023b6b0d"/>
    </style:style>
    <style:style style:name="T49" style:family="text">
      <style:text-properties officeooo:rsid="004c59fc"/>
    </style:style>
    <style:style style:name="T50" style:family="text">
      <style:text-properties officeooo:rsid="004e0b9b"/>
    </style:style>
    <style:style style:name="T51" style:family="text">
      <style:text-properties officeooo:rsid="00552e70"/>
    </style:style>
    <style:style style:name="T52" style:family="text">
      <style:text-properties officeooo:rsid="0055ca30"/>
    </style:style>
    <style:style style:name="T53" style:family="text">
      <style:text-properties officeooo:rsid="005729e3"/>
    </style:style>
    <style:style style:name="T54" style:family="text">
      <style:text-properties officeooo:rsid="005c1495"/>
    </style:style>
    <style:style style:name="T55" style:family="text">
      <style:text-properties officeooo:rsid="005d7fb5"/>
    </style:style>
    <style:style style:name="T56" style:family="text">
      <style:text-properties officeooo:rsid="005d82b1"/>
    </style:style>
    <style:style style:name="T57" style:family="text">
      <style:text-properties officeooo:rsid="0064a505"/>
    </style:style>
    <style:style style:name="T58" style:family="text">
      <style:text-properties officeooo:rsid="0067ae7b"/>
    </style:style>
    <style:style style:name="T59" style:family="text">
      <style:text-properties officeooo:rsid="006f4477"/>
    </style:style>
    <style:style style:name="T60" style:family="text">
      <style:text-properties officeooo:rsid="007140dc"/>
    </style:style>
    <style:style style:name="T61" style:family="text">
      <style:text-properties officeooo:rsid="00774f9e"/>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dc4ce"/>
    </style:style>
    <style:style style:name="T66" style:family="text">
      <style:text-properties officeooo:rsid="0095506b"/>
    </style:style>
    <style:style style:name="T67" style:family="text">
      <style:text-properties officeooo:rsid="00963caa"/>
    </style:style>
    <style:style style:name="T68" style:family="text">
      <style:text-properties officeooo:rsid="00995a95"/>
    </style:style>
    <style:style style:name="T69" style:family="text">
      <style:text-properties officeooo:rsid="0099aac9"/>
    </style:style>
    <style:style style:name="T70" style:family="text">
      <style:text-properties officeooo:rsid="00a7dfe1"/>
    </style:style>
    <style:style style:name="T71" style:family="text">
      <style:text-properties officeooo:rsid="00a8b7cb"/>
    </style:style>
    <style:style style:name="T72" style:family="text">
      <style:text-properties officeooo:rsid="00aa4464"/>
    </style:style>
    <style:style style:name="T73" style:family="text">
      <style:text-properties officeooo:rsid="00b62b61"/>
    </style:style>
    <style:style style:name="T74" style:family="text">
      <style:text-properties officeooo:rsid="00b8173f"/>
    </style:style>
    <style:style style:name="T75" style:family="text">
      <style:text-properties officeooo:rsid="00cbdeec"/>
    </style:style>
    <style:style style:name="T76" style:family="text">
      <style:text-properties officeooo:rsid="00e8018e"/>
    </style:style>
    <style:style style:name="T77" style:family="text">
      <style:text-properties officeooo:rsid="00e9b76e"/>
    </style:style>
    <style:style style:name="T78" style:family="text">
      <style:text-properties officeooo:rsid="00eb83b3"/>
    </style:style>
    <style:style style:name="T79" style:family="text">
      <style:text-properties officeooo:rsid="00f6487f"/>
    </style:style>
    <style:style style:name="T80" style:family="text">
      <style:text-properties officeooo:rsid="00f8afcb"/>
    </style:style>
    <style:style style:name="T81" style:family="text">
      <style:text-properties officeooo:rsid="00f93805"/>
    </style:style>
    <style:style style:name="T82" style:family="text">
      <style:text-properties officeooo:rsid="00fa476a"/>
    </style:style>
    <style:style style:name="T83" style:family="text">
      <style:text-properties officeooo:rsid="0101537a"/>
    </style:style>
    <style:style style:name="T84" style:family="text">
      <style:text-properties officeooo:rsid="010178ff"/>
    </style:style>
    <style:style style:name="T85" style:family="text">
      <style:text-properties officeooo:rsid="01055577"/>
    </style:style>
    <style:style style:name="T86" style:family="text">
      <style:text-properties officeooo:rsid="010f655e"/>
    </style:style>
    <style:style style:name="T87" style:family="text">
      <style:text-properties officeooo:rsid="01150d1a"/>
    </style:style>
    <style:style style:name="T88" style:family="text">
      <style:text-properties officeooo:rsid="011dbe66"/>
    </style:style>
    <style:style style:name="T89" style:family="text">
      <style:text-properties officeooo:rsid="011fd0e8"/>
    </style:style>
    <style:style style:name="T90" style:family="text">
      <style:text-properties officeooo:rsid="01239e3b"/>
    </style:style>
    <style:style style:name="T91" style:family="text">
      <style:text-properties officeooo:rsid="01260e53"/>
    </style:style>
    <style:style style:name="T92" style:family="text">
      <style:text-properties officeooo:rsid="01261f42"/>
    </style:style>
    <style:style style:name="T93" style:family="text">
      <style:text-properties officeooo:rsid="0126aa5b"/>
    </style:style>
    <style:style style:name="T94" style:family="text">
      <style:text-properties officeooo:rsid="012895c1"/>
    </style:style>
    <style:style style:name="T95" style:family="text">
      <style:text-properties officeooo:rsid="012de248"/>
    </style:style>
    <style:style style:name="T96" style:family="text">
      <style:text-properties officeooo:rsid="01303a0f"/>
    </style:style>
    <style:style style:name="T97" style:family="text">
      <style:text-properties officeooo:rsid="0133d248"/>
    </style:style>
    <style:style style:name="T98" style:family="text">
      <style:text-properties officeooo:rsid="01367077"/>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eb9a7"/>
    </style:style>
    <style:style style:name="T105" style:family="text">
      <style:text-properties officeooo:rsid="016136fd"/>
    </style:style>
    <style:style style:name="T106" style:family="text">
      <style:text-properties officeooo:rsid="0165a12f"/>
    </style:style>
    <style:style style:name="T107" style:family="text">
      <style:text-properties officeooo:rsid="016705e6"/>
    </style:style>
    <style:style style:name="T108" style:family="text">
      <style:text-properties officeooo:rsid="016d430e"/>
    </style:style>
    <style:style style:name="T109" style:family="text">
      <style:text-properties officeooo:rsid="016eb4bd"/>
    </style:style>
    <style:style style:name="T110" style:family="text">
      <style:text-properties officeooo:rsid="016f15fa"/>
    </style:style>
    <style:style style:name="T111" style:family="text">
      <style:text-properties officeooo:rsid="0170fa26"/>
    </style:style>
    <style:style style:name="T112" style:family="text">
      <style:text-properties officeooo:rsid="0171f331"/>
    </style:style>
    <style:style style:name="T113" style:family="text">
      <style:text-properties officeooo:rsid="0175a6b3"/>
    </style:style>
    <style:style style:name="T114" style:family="text">
      <style:text-properties officeooo:rsid="017a35d7"/>
    </style:style>
    <style:style style:name="T115" style:family="text">
      <style:text-properties officeooo:rsid="0183af93"/>
    </style:style>
    <style:style style:name="T116" style:family="text">
      <style:text-properties officeooo:rsid="019694d8"/>
    </style:style>
    <style:style style:name="T117" style:family="text">
      <style:text-properties officeooo:rsid="0199de48"/>
    </style:style>
    <style:style style:name="T118" style:family="text">
      <style:text-properties officeooo:rsid="01a05802"/>
    </style:style>
    <style:style style:name="T119" style:family="text">
      <style:text-properties officeooo:rsid="01a1e1ae"/>
    </style:style>
    <style:style style:name="T120" style:family="text">
      <style:text-properties officeooo:rsid="01a7156d"/>
    </style:style>
    <style:style style:name="T121" style:family="text">
      <style:text-properties officeooo:rsid="01a945db"/>
    </style:style>
    <style:style style:name="T122" style:family="text">
      <style:text-properties officeooo:rsid="01ad5835"/>
    </style:style>
    <style:style style:name="T123" style:family="text">
      <style:text-properties officeooo:rsid="01b07aa7"/>
    </style:style>
    <style:style style:name="T124" style:family="text">
      <style:text-properties officeooo:rsid="01b65213"/>
    </style:style>
    <style:style style:name="T125" style:family="text">
      <style:text-properties officeooo:rsid="01b6d7a2"/>
    </style:style>
    <style:style style:name="T126" style:family="text">
      <style:text-properties officeooo:rsid="01bcbdfc"/>
    </style:style>
    <style:style style:name="T127" style:family="text">
      <style:text-properties officeooo:rsid="01c227b0"/>
    </style:style>
    <style:style style:name="T128" style:family="text">
      <style:text-properties officeooo:rsid="01c5e046"/>
    </style:style>
    <style:style style:name="T129" style:family="text">
      <style:text-properties officeooo:rsid="01d1f1c2"/>
    </style:style>
    <style:style style:name="T130" style:family="text">
      <style:text-properties officeooo:rsid="01d3e542"/>
    </style:style>
    <style:style style:name="T131" style:family="text">
      <style:text-properties officeooo:rsid="01d8ea80"/>
    </style:style>
    <style:style style:name="T132" style:family="text">
      <style:text-properties fo:font-weight="normal" style:font-weight-asian="normal" style:font-weight-complex="normal"/>
    </style:style>
    <style:style style:name="T133" style:family="text">
      <style:text-properties fo:font-weight="normal" officeooo:rsid="01de8cdf" style:font-weight-asian="normal" style:font-weight-complex="normal"/>
    </style:style>
    <style:style style:name="T134" style:family="text">
      <style:text-properties fo:font-weight="normal" officeooo:rsid="015971d6" style:font-weight-asian="normal" style:font-weight-complex="normal"/>
    </style:style>
    <style:style style:name="T135" style:family="text">
      <style:text-properties officeooo:rsid="01e1a35e"/>
    </style:style>
    <style:style style:name="T136" style:family="text">
      <style:text-properties officeooo:rsid="01e3a19a"/>
    </style:style>
    <style:style style:name="T137" style:family="text">
      <style:text-properties officeooo:rsid="01e6c8fa"/>
    </style:style>
    <style:style style:name="T138" style:family="text">
      <style:text-properties officeooo:rsid="01e7d038"/>
    </style:style>
    <style:style style:name="T139" style:family="text">
      <style:text-properties officeooo:rsid="01f94fae"/>
    </style:style>
    <style:style style:name="T140" style:family="text">
      <style:text-properties officeooo:rsid="01fb46c9"/>
    </style:style>
    <style:style style:name="T141" style:family="text">
      <style:text-properties officeooo:rsid="02056b83"/>
    </style:style>
    <style:style style:name="T142" style:family="text">
      <style:text-properties officeooo:rsid="02095e00"/>
    </style:style>
    <style:style style:name="T143" style:family="text">
      <style:text-properties officeooo:rsid="020b4959"/>
    </style:style>
    <style:style style:name="T144" style:family="text">
      <style:text-properties officeooo:rsid="020d11fa"/>
    </style:style>
    <style:style style:name="T145" style:family="text">
      <style:text-properties officeooo:rsid="020fe82b"/>
    </style:style>
    <style:style style:name="T146" style:family="text">
      <style:text-properties officeooo:rsid="0211235c"/>
    </style:style>
    <style:style style:name="T147" style:family="text">
      <style:text-properties officeooo:rsid="02129416"/>
    </style:style>
    <style:style style:name="T148" style:family="text">
      <style:text-properties officeooo:rsid="02145dd9"/>
    </style:style>
    <style:style style:name="T149" style:family="text">
      <style:text-properties officeooo:rsid="0218470d"/>
    </style:style>
    <style:style style:name="T150" style:family="text">
      <style:text-properties officeooo:rsid="004b2ced"/>
    </style:style>
    <style:style style:name="T151" style:family="text">
      <style:text-properties officeooo:rsid="0223cdba"/>
    </style:style>
    <style:style style:name="T152" style:family="text">
      <style:text-properties officeooo:rsid="022a59e6"/>
    </style:style>
    <style:style style:name="T153" style:family="text">
      <style:text-properties officeooo:rsid="022f15ea"/>
    </style:style>
    <style:style style:name="T154" style:family="text">
      <style:text-properties officeooo:rsid="023935df"/>
    </style:style>
    <style:style style:name="T155" style:family="text">
      <style:text-properties officeooo:rsid="023a59f8"/>
    </style:style>
    <style:style style:name="T156" style:family="text">
      <style:text-properties officeooo:rsid="023e70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59">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Inhaltsverzeichnis</text:p>
      <text:p text:style-name="P3">1.<text:tab/>Einleitung</text:p>
      <text:p text:style-name="P3"><text:tab/>1.1<text:tab/>Projektbeschreibung</text:p>
      <text:p text:style-name="P5"><text:tab/>1.2<text:tab/>Projektziel</text:p>
      <text:p text:style-name="P126"><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3">Soll Konzept</text:span></text:p>
      <text:p text:style-name="P72"><text:tab/>2.2<text:tab/>Projektphasen und Zeitplanung</text:p>
      <text:p text:style-name="P84"><text:tab/>2.3<text:tab/>Eingesetzte Mittel</text:p>
      <text:p text:style-name="P72"><text:tab/><text:span text:style-name="T88">2.4<text:tab/>Projektkosten</text:span><text:tab/></text:p>
      <text:p text:style-name="P21">3.<text:tab/>Analysephase</text:p>
      <text:p text:style-name="P24"><text:tab/>3.1<text:tab/>Analyse des grafischen <text:span text:style-name="T140">Konzepts</text:span></text:p>
      <text:p text:style-name="P128"><text:tab/>3.2<text:tab/><text:span text:style-name="T150">Ermittlung der beteiligten Entitäten und deren Beziehungen</text:span></text:p>
      <text:p text:style-name="P21"><text:tab/><text:span text:style-name="T17">3.3<text:tab/>Analyse des Dialogs zwischen Proxy und App</text:span></text:p>
      <text:p text:style-name="P21">4.<text:tab/>Entwurfsphase</text:p>
      <text:p text:style-name="P25"><text:tab/>4.1<text:tab/>Erstellung des UML – Sequenzdiagramms</text:p>
      <text:p text:style-name="P25"><text:tab/>4.2<text:tab/>Erstellen des <text:span text:style-name="T151">UML – K</text:span>lassendiagramms</text:p>
      <text:p text:style-name="P26"><text:tab/>4.3<text:tab/>Entwurf des Datenbankmodells</text:p>
      <text:p text:style-name="P28"><text:tab/>4.4<text:tab/>Definition der JSON Objekte</text:p>
      <text:p text:style-name="P28"><text:tab/>4.5<text:tab/>Definition der Endpunkte<text:tab/></text:p>
      <text:p text:style-name="P21">5.<text:tab/>Realisierungsphase</text:p>
      <text:p text:style-name="P28"><text:tab/>5.1<text:tab/>Aufbau der Repositorystruktur <text:span text:style-name="T68">und Installation Symfony3</text:span></text:p>
      <text:p text:style-name="P21"><text:tab/><text:span text:style-name="T18">5.2<text:tab/>Implementierung der Modelle</text:span><text:tab/></text:p>
      <text:p text:style-name="P29"><text:tab/>5.3<text:tab/>Implementierung der Steuerung und Abfragen</text:p>
      <text:p text:style-name="P22"><text:span text:style-name="T69"><text:tab/>5.4<text:tab/>Implementierung der Testdaten</text:span><text:tab/></text:p>
      <text:p text:style-name="P21">6.<text:tab/>Qualitätsmanagement</text:p>
      <text:p text:style-name="P21"><text:tab/><text:span text:style-name="T117">6.1</text:span><text:tab/><text:span text:style-name="T18">Fehlerbehebung</text:span></text:p>
      <text:p text:style-name="P21"><text:tab/><text:span text:style-name="T117">6.2</text:span><text:tab/><text:span text:style-name="T18">Codereview</text:span><text:tab/><text:tab/></text:p>
      <text:p text:style-name="P27">7.<text:tab/>Einführungsphase</text:p>
      <text:p text:style-name="P27"><text:tab/><text:span text:style-name="T117">7.1</text:span><text:tab/><text:span text:style-name="T22">Ü</text:span>bergabe der Software und Inbetriebnahme</text:p>
      <text:p text:style-name="P21"><text:soft-page-break/><text:span text:style-name="T18">8.</text:span><text:tab/><text:span text:style-name="T16">Projektergebnisse</text:span></text:p>
      <text:p text:style-name="P21"><text:tab/><text:span text:style-name="T117">8.1</text:span><text:tab/><text:span text:style-name="T65">Soll- Istvergleich</text:span></text:p>
      <text:p text:style-name="P21"><text:span text:style-name="T117">8.2</text:span><text:tab/><text:span text:style-name="T65">Fazit</text:span></text:p>
      <text:p text:style-name="P48"/>
      <text:p text:style-name="P48"/>
      <text:p text:style-name="P48">Abkürzungsverzeichnis</text:p>
      <text:p text:style-name="P48"/>
      <text:p text:style-name="P48">URL:<text:tab/><text:tab/>Uniform Resource Locator – <text:span text:style-name="T63">einheitlicher Ressourcenzeiger</text:span></text:p>
      <text:p text:style-name="P49">JSON:<text:tab/><text:tab/>Java Script Object Notation – <text:span text:style-name="T64">kompaktes Datenformat</text:span></text:p>
      <text:p text:style-name="P81">DQL:<text:tab/><text:tab/>Doctrine Query Language – SQL ähnliche Abfragesprache </text:p>
      <text:p text:style-name="P82">DBMS:<text:tab/><text:tab/>Database Management System - <text:span text:style-name="T107">Datenbanksystem</text:span></text:p>
      <text:p text:style-name="P89">iOS:<text:tab/><text:tab/>Betriebssystem für mobile Endgeräte</text:p>
      <text:p text:style-name="P90">IDE:<text:tab/><text:tab/>Integrated Development Environment – <text:span text:style-name="T120">integrierte Entwicklungsumgebung</text:span></text:p>
      <text:p text:style-name="P93">HTTP:<text:tab/><text:tab/>Hypertext Trans<text:span text:style-name="T125">fer</text:span> Protocol – <text:span text:style-name="T124">Kommunikationsgrundlage des World Wide Web</text:span></text:p>
      <text:p text:style-name="P94">MVC:<text:tab/><text:tab/>Model-View-Controller – Entwurfsmuster <text:span text:style-name="T126">der strukturierten Softwareentwicklung </text:span></text:p>
      <text:p text:style-name="P95">PHP:<text:tab/><text:tab/><text:span text:style-name="T127">PHP: Hypertext Processor – Skriptsprache</text:span></text:p>
      <text:p text:style-name="P96">UML:<text:tab/><text:tab/>Unified Modeling Language – <text:span text:style-name="T128">Vereinheitlichte Modellierungssprache</text:span></text:p>
      <text:p text:style-name="P103">ORM:<text:tab/><text:tab/>Object Relational Mapper – Ob<text:span text:style-name="T145">jektrelationale Abbildung</text:span></text:p>
      <text:p text:style-name="P104">SQL:<text:tab/><text:tab/><text:span text:style-name="T146">Structured Query Language – Datenbanksprache</text:span></text:p>
      <text:p text:style-name="P104"/>
      <text:p text:style-name="P9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1<text:tab/>Einleitung</text:p>
      <text:p text:style-name="P6">Im Folgenden wird der Verlauf der betri<text:span text:style-name="T23">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4">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19">(Corporate Identity)</text:span> und richten sich <text:span text:style-name="T19">vornehmlich </text:span>an Stammkunden <text:span text:style-name="T75">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7">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text:span><text:soft-page-break/><text:span text:style-name="T1">Endgeräte. Das Unternehmen pflegt Beziehungen zu selbstständigen Entwicklern und Grafikern, die je nach Auftragslage in die Projekte eingebunden werden können. </text:span></text:p>
      <text:p text:style-name="P38">Die Geschäft<text:span text:style-name="T103">s</text:span>leitung wird von Herrn Schmitz <text:span text:style-name="T135">unter</text:span>nommen, <text:span text:style-name="T136">der Diplom-Informatiker </text:span>Herr Thierfelder ist Festangestellter von MAM <text:span text:style-name="T136">und betreut das Praktikum des Autors</text:span>. <text:span text:style-name="T56">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5">D</text:span><text:span text:style-name="T46">adurch</text:span><text:span text:style-name="T56"> konnte die Qualität des Quelltextes erheblich gesteigert werden.</text:span></text:p>
      <text:p text:style-name="P18">1.4<text:tab/><text:span text:style-name="T89">Betriebliche Prozessschnittstellen</text:span></text:p>
      <text:p text:style-name="P73">Das gesamte Reservierungssystem wird von Grund auf neu entwickelt, daher existieren noch keine Schnittstellen nach <text:span text:style-name="T133">A</text:span><text:span text:style-name="T132">u</text:span><text:span text:style-name="T134">ß</text:span><text:span text:style-name="T132">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8">Fixture-K</text:span>lassen einge<text:span text:style-name="T138">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6">Die Apps dienen lediglich der Präsentation der Daten und nehmen Nutzereingaben entgegen. Der </text:span><text:span text:style-name="T32">P</text:span><text:span text:style-name="T26">roxy versorgt die Apps mit Daten und nimmt Nutzereingaben entgegen. </text:span><text:span text:style-name="T41">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text:soft-page-break/>2.1<text:tab/><text:span text:style-name="T14">Soll Konzept</text:span></text:p>
      <text:p text:style-name="P43">Nach Abschluss des Teilprojekts ist das Übertragungsprotokoll zwischen Proxy und App <text:span text:style-name="T15">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7">Da in der derzeitigen frühen Phase des Gesamtprojekts noch keine Datenverbindung zu den externen Datendiensten <text:span text:style-name="T58">ausgearbeitet</text:span> wurde, <text:span text:style-name="T61">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0">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85">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8">Projektphase</text:p>
          </table:table-cell>
          <table:table-cell table:style-name="Table1.B1" office:value-type="string">
            <text:p text:style-name="P118">Dauer</text:p>
          </table:table-cell>
        </table:table-row>
        <table:table-row>
          <table:table-cell table:style-name="Table1.A2" office:value-type="string">
            <text:p text:style-name="P118">I) Analysephase</text:p>
          </table:table-cell>
          <table:table-cell table:style-name="Table1.B2" office:value-type="string">
            <text:p text:style-name="P118">8h</text:p>
          </table:table-cell>
        </table:table-row>
        <table:table-row>
          <table:table-cell table:style-name="Table1.A2" office:value-type="string">
            <text:p text:style-name="P118">II) Entwurfsphase</text:p>
          </table:table-cell>
          <table:table-cell table:style-name="Table1.B2" office:value-type="string">
            <text:p text:style-name="P118">11h</text:p>
          </table:table-cell>
        </table:table-row>
        <table:table-row>
          <table:table-cell table:style-name="Table1.A2" office:value-type="string">
            <text:p text:style-name="P118">III) Realisierungsphase</text:p>
          </table:table-cell>
          <table:table-cell table:style-name="Table1.B2" office:value-type="string">
            <text:p text:style-name="P118">30h</text:p>
          </table:table-cell>
        </table:table-row>
        <table:table-row>
          <table:table-cell table:style-name="Table1.A2" office:value-type="string">
            <text:p text:style-name="P118">IV) Qualitätsmanagement</text:p>
          </table:table-cell>
          <table:table-cell table:style-name="Table1.B2" office:value-type="string">
            <text:p text:style-name="P118">9h</text:p>
          </table:table-cell>
        </table:table-row>
        <table:table-row>
          <table:table-cell table:style-name="Table1.A2" office:value-type="string">
            <text:p text:style-name="P118">V) Einführungsphase</text:p>
          </table:table-cell>
          <table:table-cell table:style-name="Table1.B2" office:value-type="string">
            <text:p text:style-name="P118">2h</text:p>
          </table:table-cell>
        </table:table-row>
        <table:table-row>
          <table:table-cell table:style-name="Table1.A2" office:value-type="string">
            <text:p text:style-name="P118">VI) Dokumentation</text:p>
          </table:table-cell>
          <table:table-cell table:style-name="Table1.B2" office:value-type="string">
            <text:p text:style-name="P118">10h</text:p>
          </table:table-cell>
        </table:table-row>
        <table:table-row>
          <table:table-cell table:style-name="Table1.A2" office:value-type="string">
            <text:p text:style-name="P119">Gesamt:</text:p>
          </table:table-cell>
          <table:table-cell table:style-name="Table1.B2" office:value-type="string">
            <text:p text:style-name="P119">70h</text:p>
          </table:table-cell>
        </table:table-row>
      </table:table>
      <text:p text:style-name="P85"/>
      <text:p text:style-name="P97">Eine detailiertere Einteilung ist im Anhang zu finden.</text:p>
      <text:p text:style-name="P77">2.3<text:tab/>Eingesetzte Mittel</text:p>
      <text:p text:style-name="P86">Es wurde darauf geachtet, <text:span text:style-name="T115">schon vorhandene Mittel sowie quelloffene Softwareprodukte einzusetzen. </text:span></text:p>
      <text:p text:style-name="P87">Ein Büroarbeitsplatz mit einem handelsüblichen PC <text:span text:style-name="T118">für</text:span> Microsoft Windows 10 <text:span text:style-name="T118">als Betriebssystem </text:span>stand mit entsprechender Peripherie wie Bildschirm etc. schon zur Verfügung. <text:span text:style-name="T119">Hier wurden </text:span><text:soft-page-break/><text:span text:style-name="T119">sämtliche Entwicklungsarbeiten und die Erstellung der Dokumentation durchgeführt. Die eingesetzten Sofwareprodukte fielen in die Kategorie der quelloffenen Software, dadurch entstanden keine zusätzlichen Kosten.</text:span></text:p>
      <text:p text:style-name="P88">Als IDE <text:span text:style-name="T121">kam Netbeans v8.1 zum Einsatz, als Revisionierungssoftware Git v2.6. PHP als Skriptsprache ist mit Version 5.6 am Teilprojekt beteiligt, MySQL mit Version 5.7, MySQL Workbench mit Version 6.3. </text:span></text:p>
      <text:p text:style-name="P91">Die Dokumentation wurde mittels LibreOf<text:span text:style-name="T122">f</text:span>ice 5, die UML Diagramme <text:span text:style-name="T122">mit Umbrello v2.18 erstellt. </text:span></text:p>
      <text:p text:style-name="P123">Kleinere Werkzeuge wie etwa PuTTY als Terminalemulator, FileZilla zum Datentransfer oder bash als Shell wurden ebenfalls eingesetzt. </text:p>
      <text:p text:style-name="P92">Zum Testen der Software kam das <text:span text:style-name="T123">grafische </text:span>Werkzeug Postman <text:span text:style-name="T123">zum Einsatz.</text:span></text:p>
      <text:p text:style-name="P78">2.4<text:tab/><text:span text:style-name="T130">Projektkosten</text:span></text:p>
      <text:p text:style-name="P98">Tabellarische Darstellung der <text:span text:style-name="T129">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20">Mitarbeiter</text:p>
          </table:table-cell>
          <table:table-cell table:style-name="Table2.A1" office:value-type="string">
            <text:p text:style-name="P120">Zeit</text:p>
          </table:table-cell>
          <table:table-cell table:style-name="Table2.A1" office:value-type="string">
            <text:p text:style-name="P121">Stundensatz</text:p>
          </table:table-cell>
          <table:table-cell table:style-name="Table2.D1" office:value-type="string">
            <text:p text:style-name="P121">Gesamt</text:p>
          </table:table-cell>
        </table:table-row>
        <table:table-row>
          <table:table-cell table:style-name="Table2.A2" office:value-type="string">
            <text:p text:style-name="P121">Praktikant</text:p>
          </table:table-cell>
          <table:table-cell table:style-name="Table2.A2" office:value-type="string">
            <text:p text:style-name="P121">67h</text:p>
          </table:table-cell>
          <table:table-cell table:style-name="Table2.A2" office:value-type="string">
            <text:p text:style-name="P121">10.-€</text:p>
          </table:table-cell>
          <table:table-cell table:style-name="Table2.D2" office:value-type="string">
            <text:p text:style-name="P121">670.-€</text:p>
          </table:table-cell>
        </table:table-row>
        <table:table-row>
          <table:table-cell table:style-name="Table2.A2" office:value-type="string">
            <text:p text:style-name="P122">Externer Mitarbeiter</text:p>
          </table:table-cell>
          <table:table-cell table:style-name="Table2.A2" office:value-type="string">
            <text:p text:style-name="P122">3h</text:p>
          </table:table-cell>
          <table:table-cell table:style-name="Table2.A2" office:value-type="string">
            <text:p text:style-name="P122">50.-€</text:p>
          </table:table-cell>
          <table:table-cell table:style-name="Table2.D2" office:value-type="string">
            <text:p text:style-name="P122">150.-€</text:p>
          </table:table-cell>
        </table:table-row>
        <table:table-row>
          <table:table-cell table:style-name="Table2.A2" office:value-type="string">
            <text:p text:style-name="P122"/>
          </table:table-cell>
          <table:table-cell table:style-name="Table2.A2" office:value-type="string">
            <text:p text:style-name="P122"/>
          </table:table-cell>
          <table:table-cell table:style-name="Table2.A2" office:value-type="string">
            <text:p text:style-name="P122"/>
          </table:table-cell>
          <table:table-cell table:style-name="Table2.D2" office:value-type="string">
            <text:p text:style-name="P122">820.-€</text:p>
          </table:table-cell>
        </table:table-row>
      </table:table>
      <text:p text:style-name="P98"/>
      <text:p text:style-name="P99">Die <text:span text:style-name="T130">Kosten des Teilprojekts sind ausschließlich Personalkosten, welche sich auf den Autor sowie den externen Sachverständigen Herrn Blohm, welcher den Codereview vornahm, verteilen. </text:span></text:p>
      <text:p text:style-name="P31">3.<text:tab/>Analysephase</text:p>
      <text:p text:style-name="P32">In dieser Phase ging es im wesentlichen darum, das gegeben<text:span text:style-name="T21">e grafische Konzept genau unter die Lupe zu nehmen. </text:span></text:p>
      <text:p text:style-name="Standard">3.1<text:tab/>Analyse des grafischen <text:span text:style-name="T139">Konzepts </text:span></text:p>
      <text:p text:style-name="P34">Die Apps haben vom Aufbau her im oberen Bildschirmviertel d<text:span text:style-name="T49">as Hauptmenü</text:span>, im zweiten Bildschirmviertel d<text:span text:style-name="T49">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50">Es wurde zuerst eine <text:span text:style-name="T108">K</text:span>ategorisierung der Daten nach Änderungshäufigkeit <text:span text:style-name="T90">vorgenommen</text:span>. Hierbei wurde festgestellt, daß es Daten gibt welche sich nur sehr selten Ändern und somit als statisch angenommen werden. </text:p>
      <text:p text:style-name="P50">Diese Daten sind unter Anderem die angebotenen Produkte, also Zimmerkategorie<text:span text:style-name="T91">n</text:span> sowie <text:span text:style-name="T92">die </text:span>Anzahl der jeweiligen Zimmer. Zu den optionalen Produkten zählen die Verpflegungen wie etwa Vollpension <text:span text:style-name="T93">und</text:span> Halbpension sowie die in einem eigenen <text:span text:style-name="T94">Unterm</text:span>enüpunkt aufgeführten Specials <text:soft-page-break/>wie zum Beispiel Sektfrühstück oder eine Raftingtour. Diese Daten können beim Start der Apps vom Server abgefragt und auf den Apps gepuffert werden.</text:p>
      <text:p text:style-name="P50">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01">Nun verfügen die Apps über alle Daten die zum füllen des Warenkorbs durch den Nutzer erforderlich sind. <text:s/></text:p>
      <text:p text:style-name="P100">Nachdem der Nutzer seinen Warenkorb zusammengestellt hat wird Dieser zum Proxy gesendet <text:span text:style-name="T131">und der Gesamtpreis berechnet. Dieser wird anschliessend zu den Apps übertragen, woraufhin der Nutzer seinen Reservierungswunsch bestätigen und abschließen kann. </text:span></text:p>
      <text:p text:style-name="P33">3.2<text:tab/>Ermittlung der beteiligten Entitäten <text:span text:style-name="T54">und deren Beziehungen</text:span></text:p>
      <text:p text:style-name="P35">Aus dem grafischen Konzept <text:span text:style-name="T50">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1">Produkte gliedern sich auf in Zimmerkategorie (RoomType) und Zusatzprodukt (AdditionalProduct). Beides sind Spezialisierungen der <text:span text:style-name="T95">abstrakten </text:span>Oberklasse Product und gehen daher eine Vererbungsbeziehung ein. Hier fiel die Entscheidung auf die Verwendung des Begriffs der Zimmerkategorie und nicht des Zimmers selbst, da der Kunde nicht ein <text:span text:style-name="T109">b</text:span>estimmtes Zimmer reservieren möchte, sondern eines aus einer gegebenen Kategorie auswählt. </text:p>
      <text:p text:style-name="P36">Zusatzprodukte werden nochmals <text:span text:style-name="T52">k</text:span>ategorisiert in Boarding (Verpflegung) sowie Specials. Dies war wichtig, da die Apps diese Informationen zur Darstellung auch de<text:span text:style-name="T53">r</text:span> Untermenüs benötigen. </text:p>
      <text:p text:style-name="P37">Es wurde weiterhin die Klasse <text:span text:style-name="T51">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text:span text:style-name="T111">wurde</text:span> au<text:span text:style-name="T110">ß</text:span>erdem die Klasse Hotel mit den relevanten Hoteldaten wie z.B. E-Mail Adresse <text:span text:style-name="T111">eingeführt</text:span>. </text:p>
      <text:p text:style-name="P40">Da der Nutzer während des Reservierungsvorgangs einen Warenkorb <text:span text:style-name="T112">be</text:span>füllt, wurde die Klasse Cart ermittelt. Ein Produkt, welches in den Warenkorb gelegt wird, wird zu einem Item. Im Warenkorb können mehrere <text:span text:style-name="T96">Items</text:span> liegen, es besteht eine 1-zu-n Beziehung zwischen den Entitäten. In den Warenkorb gelegte Zusatzprodukte werden jeweils einem Hauptprodukt zugeordnet. </text:p>
      <text:p text:style-name="P41">3.3<text:tab/>Analyse des Dialogs zwischen Apps und Proxy</text:p>
      <text:p text:style-name="P41"><text:soft-page-break/>Durch die Trennung von Darstellung und Geschäftslogik durch Apps und Proxy, sowie der Forderung nach möglichst wenig Datenverkeh<text:span text:style-name="T55">r konnte eine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7">Produktdaten zurückgeliefert, welche unter Anderem die Produktkategorie, Produktbezeichnung, Anzeigetexte und Kapazitäten (wie viele Zimmer sind pro Kategorie vorhanden) beinhalten.</text:span></text:p>
      <text:p text:style-name="P44">Nun wählt der Nutzer d<text:span text:style-name="T60">as</text:span> gewünschte An- und Abreisedat<text:span text:style-name="T60">um</text:span> aus, worauf der <text:span text:style-name="T59">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6">trägt</text:span>. Dieser Schritt ist nötig, da eine Trennung von Darstellung und Geschäftslogik als Voraussetzung vereinbart wurde. </text:p>
      <text:p text:style-name="P45">Der Nutzer bestätigt da<text:span text:style-name="T67">raufhin</text:span> den Gesamtpreis und übermittelt den Warenkorb nochmals an den Proxy, ergänzt um persönliche Daten des Nutzers.</text:p>
      <text:p text:style-name="P45">Hiermit ist die Reservierung abgeschlossen, der Dialog zwischen Apps und Proxy beendet.</text:p>
      <text:p text:style-name="P31">4.<text:tab/>Entwurfsphase</text:p>
      <text:p text:style-name="P46">In dieser Phase ging es um die Erstellung von Diagrammen, die als Kommunikationsgrundlage dienen sowie um die Definition der JSON Objektstruktur.</text:p>
      <text:p text:style-name="P130">4.1<text:tab/>Erstell<text:span text:style-name="T153">ung</text:span> des UML – Sequenzdiagramms</text:p>
      <text:p text:style-name="P132">Um den Ablauf des Dialogs zwischen Apps und Proxy übersichtlich darzustellen, wurde mittels Umbrello ein Sequenzdiagramm erstellt.</text:p>
      <text:p text:style-name="P131">4.2<text:tab/>Erstellen des <text:span text:style-name="T151">UML – K</text:span>lassendiagramms</text:p>
      <text:p text:style-name="P133">Anschließend wurde <text:span text:style-name="T152">das Klassendiagramm des Proxy erstellt. Hierbei wurde auf die Darstellung der Getter- und Settermethoden aus Gründen der Übersichtlichkeit verzichtet. </text:span></text:p>
      <text:p text:style-name="P134">4.3<text:tab/>Entwurf des Datenbankmodells</text:p>
      <text:p text:style-name="P136">Da die Anwendung mittels <text:span text:style-name="T147">ORM</text:span> (Doctrine) auf die Datenbank zugreift, war eine manuelle Erstellung der Datenbank nicht nötig. Die Struktur der Datenbank w<text:span text:style-name="T141">urde</text:span> mittels Annotationen im Quelltext der Modelle beschrieben und automatisch von Doctrine <text:span text:style-name="T148">per Kommandozeilenschnittstelle </text:span>erzeugt. Die Datenbank dient somit der <text:span text:style-name="T113">S</text:span>peicherung von Objekten. </text:p>
      <text:p text:style-name="P47">4.4<text:tab/>Definition der JSON Objektstruktur</text:p>
      <text:p text:style-name="P47"/>
      <text:p text:style-name="P47">Hierbei war es wichtig die Datenstruktur möglichst einfach zu halten und sich an valides JSON zu <text:soft-page-break/>halten.</text:p>
      <text:p text:style-name="P47">4.5<text:tab/>Definition der Endpunkte</text:p>
      <text:p text:style-name="P47">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139">Dialogschritt</text:p>
          </table:table-cell>
          <table:table-cell table:style-name="Table3.A1" office:value-type="string">
            <text:p text:style-name="P139">Http-Methode</text:p>
          </table:table-cell>
          <table:table-cell table:style-name="Table3.A1" office:value-type="string">
            <text:p text:style-name="P139">URL</text:p>
          </table:table-cell>
          <table:table-cell table:style-name="Table3.A1" office:value-type="string">
            <text:p text:style-name="P139">Eingabedaten</text:p>
          </table:table-cell>
          <table:table-cell table:style-name="Table3.E1" office:value-type="string">
            <text:p text:style-name="P139">Ausgabedaten</text:p>
          </table:table-cell>
        </table:table-row>
        <table:table-row>
          <table:table-cell table:style-name="Table3.A2" office:value-type="string">
            <text:p text:style-name="P139">1</text:p>
          </table:table-cell>
          <table:table-cell table:style-name="Table3.A2" office:value-type="string">
            <text:p text:style-name="P139">GET</text:p>
          </table:table-cell>
          <table:table-cell table:style-name="Table3.A2" office:value-type="string">
            <text:p text:style-name="P140">/api/v1/initialdata</text:p>
          </table:table-cell>
          <table:table-cell table:style-name="Table3.A2" office:value-type="string">
            <text:p text:style-name="P138">-</text:p>
          </table:table-cell>
          <table:table-cell table:style-name="Table3.E2" office:value-type="string">
            <text:p text:style-name="P140">Statische Produktdaten</text:p>
          </table:table-cell>
        </table:table-row>
        <table:table-row>
          <table:table-cell table:style-name="Table3.A2" office:value-type="string">
            <text:p text:style-name="P139">2</text:p>
          </table:table-cell>
          <table:table-cell table:style-name="Table3.A2" office:value-type="string">
            <text:p text:style-name="P139">GET</text:p>
          </table:table-cell>
          <table:table-cell table:style-name="Table3.A2" office:value-type="string">
            <text:p text:style-name="P140">/api/v1/pricesandavailabilities</text:p>
          </table:table-cell>
          <table:table-cell table:style-name="Table3.A2" office:value-type="string">
            <text:p text:style-name="P140">An- und Abreisedatum <text:span text:style-name="T155">(im Kopf übertragen)</text:span></text:p>
          </table:table-cell>
          <table:table-cell table:style-name="Table3.E2" office:value-type="string">
            <text:p text:style-name="P140">Dynamische Produktdaten <text:span text:style-name="T154">(Preise und Verfügbarkeiten)</text:span></text:p>
          </table:table-cell>
        </table:table-row>
        <table:table-row>
          <table:table-cell table:style-name="Table3.A2" office:value-type="string">
            <text:p text:style-name="P139">3</text:p>
          </table:table-cell>
          <table:table-cell table:style-name="Table3.A2" office:value-type="string">
            <text:p text:style-name="P139">POST</text:p>
          </table:table-cell>
          <table:table-cell table:style-name="Table3.A2" office:value-type="string">
            <text:p text:style-name="P140">/api/v1/totalprice</text:p>
          </table:table-cell>
          <table:table-cell table:style-name="Table3.A2" office:value-type="string">
            <text:p text:style-name="P140">Warenkorb</text:p>
          </table:table-cell>
          <table:table-cell table:style-name="Table3.E2" office:value-type="string">
            <text:p text:style-name="P140">Gesamtpreis</text:p>
          </table:table-cell>
        </table:table-row>
        <table:table-row>
          <table:table-cell table:style-name="Table3.A2" office:value-type="string">
            <text:p text:style-name="P139">4</text:p>
          </table:table-cell>
          <table:table-cell table:style-name="Table3.A2" office:value-type="string">
            <text:p text:style-name="P139">POST</text:p>
          </table:table-cell>
          <table:table-cell table:style-name="Table3.A2" office:value-type="string">
            <text:p text:style-name="P140">/api/v1/order</text:p>
          </table:table-cell>
          <table:table-cell table:style-name="Table3.A2" office:value-type="string">
            <text:p text:style-name="P140">Warenkorb mit Nutzerdaten</text:p>
          </table:table-cell>
          <table:table-cell table:style-name="Table3.E2" office:value-type="string">
            <text:p text:style-name="P140">O.K.</text:p>
          </table:table-cell>
        </table:table-row>
      </table:table>
      <text:p text:style-name="P102"/>
      <text:p text:style-name="P52">5<text:tab/>Realisierungsphase</text:p>
      <text:p text:style-name="P53">5.1<text:tab/><text:span text:style-name="T18">Aufbau der Repositorystruktur und Installation Symfony3</text:span></text:p>
      <text:p text:style-name="P54">Herr Thierfelder richtete einen Webordner auf einem extern betriebenen Server für das Projekt ein, welcher global via Internet zugänglich ist. Hier<text:span text:style-name="T73">zu</text:span> wurde <text:span text:style-name="T142">dort </text:span>ein leeres Git-Repository <text:span text:style-name="T143">via Terminal </text:span>angelegt und anschliessend per clone-Operation auf den lokalen <text:span text:style-name="T70">Entwicklungsr</text:span>echner des Autors kopiert. <text:span text:style-name="T71">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5">Die Installation von Symfony3 erfolgte durch <text:span text:style-name="T72">herunterladen des Pakets und anschliessendem erzeugen eines neuen Symfony3-Projekts mittels new-Anweisung im Terminal. Da Symfony einen eigenen kleinen Entwicklungsserver mitbringt ist hier keine zusätzliche Webserver-Software nötig. </text:span></text:p>
      <text:p text:style-name="P58">Sowohl der externe Server als auch der lokale Entwicklungsrechner verfügten bereits über MySQL Installationen, <text:span text:style-name="T144">welche von Symfony3 als DBMS benötigt werden</text:span>. Die Konfiguration von Symfony<text:span text:style-name="T114">3</text:span> wurde auf die jeweilige MySQL Instanz vorgenommen. </text:p>
      <text:p text:style-name="P56">5.2<text:tab/>Implementierung der Modelle</text:p>
      <text:p text:style-name="P65">Die Modelle verzichten weitgehend auf Funktionalität und sind im Wesentlichen mit privaten Eigenschaften (Attribute) und öffentlichen Getter- und Settermethoden ausgestattet. Die <text:soft-page-break/>Funktionalität findet weitgehend in der Steuerung (Controller) statt, für aufwändigere Datenbankabfragen wurden sogenannte Entity-Repositories verwendet. </text:p>
      <text:p text:style-name="P57">Hierbei wurden die <text:span text:style-name="T74">Attribute</text:span> der Modelle <text:span text:style-name="T74">mit entsprechenden Anmerkungen (Annotationen), welche sich an Doctrine richten, versehen. Auch die Klasse wurde mit Annotationen versehen um dem ORM die erforderlichen Informationen, wie die Klasse auf die Datenbank abgebildet werden soll, mitzugeben. </text:span><text:span text:style-name="T27">Die erforderlichen Getter- und Settermethode</text:span><text:span text:style-name="T28">n wurden mittels der Kommandozeilenschnittstelle </text:span><text:span text:style-name="T47">von Doctrine mit</text:span><text:span text:style-name="T28"> der Konsole automatisch erzeugt. </text:span></text:p>
      <text:p text:style-name="P60"><text:span text:style-name="T25">Während der Erstellung der Modelle wurde darauf geachtet, daß </text:span><text:span text:style-name="T29">bei one-to-many Assoziationen von </text:span><text:span text:style-name="T30">Klassen</text:span><text:span text:style-name="T29"> die many-Seite ein entsprechendes </text:span><text:span text:style-name="T30">Attribut </text:span><text:span text:style-name="T42">vom Typ ArrayCollection </text:span><text:span text:style-name="T31">als Objekt </text:span><text:span text:style-name="T30">enthalten muß. </text:span><text:span text:style-name="T31">Dieses Objekt wird im Konstruktor der Klasse erzeugt. </text:span></text:p>
      <text:p text:style-name="P61"><text:span text:style-name="T31">5.</text:span><text:span text:style-name="T25">3<text:tab/>Implementierung der Steuerung </text:span><text:span text:style-name="T48">und Abfragen</text:span></text:p>
      <text:p text:style-name="P62"><text:span text:style-name="T25">Es wurden insgesamt vier Controller implementiert, welche den jeweiligen URLs </text:span><text:span text:style-name="T33">der definierten Endpoints entsprechen. E</text:span><text:span text:style-name="T34">in Controller erhält die Daten der Anfrage als Request-Objekt und gibt anschlie</text:span><text:span text:style-name="T43">ß</text:span><text:span text:style-name="T34">end ein Response-Objekt an die anfragenden Apps zurück. </text:span></text:p>
      <text:p text:style-name="P63"><text:span text:style-name="T34">D</text:span><text:span text:style-name="T25">er erste Controller, welcher die statischen Produktdaten liefert, bekommt von den Apps keine Informationen geliefert und besteht aus einer DQL-Abfrage </text:span><text:span text:style-name="T35">die ein Array aller Produkte ausgibt. </text:span><text:span text:style-name="T44">Daraufhin</text:span><text:span text:style-name="T35"> werden diese Produkte serialisiert, </text:span><text:span text:style-name="T40">in </text:span><text:span text:style-name="T35">eine JSON-Struktur gebracht und an die Apps ausgeliefert. </text:span></text:p>
      <text:p text:style-name="P64"><text:span text:style-name="T35">D</text:span><text:span text:style-name="T25">er zweite Controller </text:span><text:span text:style-name="T36">erhält von den Apps An- und Abreisedatum im Header der Nachricht. <text:s/></text:span></text:p>
      <text:p text:style-name="P66"><text:span text:style-name="T35">N</text:span><text:span text:style-name="T25">ach erfolgreicher Validierung der eingegangenen Zeitstempel werde</text:span><text:span text:style-name="T37">n </text:span><text:span text:style-name="T38">die zeitabhängigen Daten berechnet, serialisiert und als JSON-Objekt an die Apps übertragen. </text:span><text:span text:style-name="T39">Elementare Abfragen wurden in Entity-Repository Klassen ausgelagert und funktional gekapselt. Diese Abfragen lassen sich wiederverwenden, auch wird der Controller dadurch übersichtlicher. </text:span></text:p>
      <text:p text:style-name="P105">Im dritten Controller wird der von den Apps <text:span text:style-name="T76">gelieferte </text:span>Warenkorb <text:span text:style-name="T77">als JSON-Objekt angenommen </text:span>und gibt den Gesamtpreis zurück.</text:p>
      <text:p text:style-name="P107">Der vierte und letzte Controller <text:span text:style-name="T78">erhält ebenfalls den Warenkorb im Rumpf der Nachricht, ergänzt um persönliche Informationen des Nutzers, und versendet einerseits eine Email mit den Reservierungsdaten an das Hotel und gibt andererseits einen Status an die Apps zurück.</text:span></text:p>
      <text:p text:style-name="P114">Alle Controller geben zusätzlich entsprechende HTTP Statusmeldungen an die Apps zurück.</text:p>
      <text:p text:style-name="P106">5.4<text:tab/>Implementierung der Testdaten</text:p>
      <text:p text:style-name="P108">Die Datenbank wurde mit Testdaten gefüllt die den Abbildungen des gra<text:span text:style-name="T80">f</text:span>ischen Konzepts entsprechen. In die Preistabelle wurden probehalber Änderungen eingefügt um die Zeitabhängigkeit der Daten darstellen und die <text:span text:style-name="T81">K</text:span>orrektheit der Algorithmen darstellen <text:span text:style-name="T82">und testen </text:span>zu können. Das Symfony<text:span text:style-name="T84">3</text:span> Framework bietet hierfür die <text:span text:style-name="T79">sogenannten </text:span>DataFixtures an, über welche die Daten via Kommandozeilenschnittstelle <text:span text:style-name="T149">aus vorher erstellten Klassen </text:span>geladen werden können. </text:p>
      <text:p text:style-name="P109"><text:soft-page-break/>Die Daten entsprechen in etwa einem kleinen Hotel mit unterschiedlichen Zimmerkategorien, verschiedenen Verpflegungsarten und einigen Zusatzangeboten. </text:p>
      <text:p text:style-name="P115">6.<text:tab/>Qualitätsmanagement</text:p>
      <text:p text:style-name="P116">Getestet wurden die Schnittstellen mit dem Programm Postman.</text:p>
      <text:p text:style-name="P110">6.1<text:tab/>Fehlerbehebung</text:p>
      <text:p text:style-name="P111">Das Teilprojekt wurde mittels der IDE Netbeans 8.1 erstellt. Da die IDE Rechtschreibfehler zeitnah meldet, ist eine syntaktisch fehlerfreie Erstellung des Quelltextes möglich gewesen. </text:p>
      <text:p text:style-name="P112">Symfony<text:span text:style-name="T83">3</text:span> bietet ebenfalls einen eingebauten Debugger, der Fehler und Unstimmigkeiten während der Ausführung meldet. Somit konnten Fehlerbehebungen währen<text:span text:style-name="T106">d</text:span> des Erstellens der Anwendung durchgeführt werden. </text:p>
      <text:p text:style-name="P113">6.2<text:tab/>Code<text:span text:style-name="T85">r</text:span>eview</text:p>
      <text:p text:style-name="P68">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6">ü</text:span>bersichtlicher.</text:p>
      <text:p text:style-name="P67">7.<text:tab/>Einführungsphase</text:p>
      <text:p text:style-name="P83">7.1<text:tab/><text:span text:style-name="T22">Übergabe der Software und Inbetriebnahme</text:span></text:p>
      <text:p text:style-name="P74">Der Code wurde laufend auf den Produkt<text:span text:style-name="T116">iv</text:span>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5">Mittels eines Terminalemulators erfolgt<text:span text:style-name="T104">e</text:span> anschlie<text:span text:style-name="T104">ß</text:span>end ein<text:span text:style-name="T105">e Verbindung mit dem Server, ein kleines selbstgeschriebenes Skript wurde daraufhin ausgeführt und richtete die Datenbank mit den Testdaten ein. </text:span></text:p>
      <text:p text:style-name="P76">Herr Korth, welcher die App für das <text:span text:style-name="T98">B</text:span>etriebssystem iOS entwickelt, wurde informiert und k<text:span text:style-name="T97">ann </text:span>nun die Schnittstellen nutzen.</text:p>
      <text:p text:style-name="P69">8.<text:tab/>Projektergebnisse</text:p>
      <text:p text:style-name="P79">Am Ende des Teilprojekt<text:span text:style-name="T101">s ist ein dauerhafter und zuverlässiger Serverbetrieb eingerichtet worden.</text:span></text:p>
      <text:p text:style-name="P70">8.1<text:tab/><text:span text:style-name="T87">Soll- Istvergleich</text:span></text:p>
      <text:p text:style-name="P80">Die oben genannten Ziele des Teilprojekts sind erreicht worden. Es wurde eine Analyse des Dialogs zwischen Apps und Proxy auf Grundlage des grafischen Konzepts vorgenommen, die 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71"><text:soft-page-break/>8.2<text:tab/>Fazit</text:p>
      <text:p text:style-name="P71"/>
      <text:p text:style-name="P71"/>
      <text:p text:style-name="P71"/>
      <text:p text:style-name="P71"/>
      <text:p text:style-name="P71"/>
      <text:p text:style-name="P71"/>
      <text:p text:style-name="P71"/>
      <text:p text:style-name="P71"/>
      <text:p text:style-name="P125">Anhang</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1" text:anchor-type="paragraph" svg:x="4.1693in" svg:y="-0.052in" svg:width="2.4902in" svg:height="0.3055in" draw:z-index="1"><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56M47S</meta:editing-duration>
    <meta:editing-cycles>489</meta:editing-cycles>
    <meta:generator>LibreOffice/5.1.2.2$Windows_X86_64 LibreOffice_project/d3bf12ecb743fc0d20e0be0c58ca359301eb705f</meta:generator>
    <dc:date>2016-05-26T16:37:50.762000000</dc:date>
    <meta:print-date>2016-05-26T13:38:07.353000000</meta:print-date>
    <meta:document-statistic meta:table-count="3" meta:image-count="1" meta:object-count="0" meta:page-count="13" meta:paragraph-count="227" meta:word-count="3079" meta:character-count="23738" meta:non-whitespace-character-count="20779"/>
    <meta:user-defined meta:name="Info 1"/>
    <meta:user-defined meta:name="Info 2"/>
    <meta:user-defined meta:name="Info 3"/>
    <meta:user-defined meta:name="Info 4"/>
  </office:meta>
</office:document-meta>
</file>